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Texte_20_de_20_saisie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1a509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<text:span text:style-name="T4"> DPAS/SIS/BADA/SUSPENSION/</text:span><text:span text:style-name="T4"><text:date style:data-style-name="N106" text:date-value="2015-04-03T15:45:54.129000054">2015</text:date></text:span></text:p>
              <text:p text:style-name="P8"><text:span text:style-name="T3"><text:s text:c="9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4-03T15:45:54.129000054">03/04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 </text:p>
        <text:p text:style-name="P4"/>
        <text:p text:style-name="P15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text:s text:c="2"/></text:span><text:span text:style-name="T7"><text:date style:data-style-name="N107" text:date-value="2015-04-03T15:45:54.145000269">avril 2015</text:date></text:span> payable en <text:date style:data-style-name="N107" text:date-value="2015-04-03T15:45:54.145000269" text:date-adjust="PT744H00M00S">mai 2015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</text:span>,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5">afin de souscrire un Contrat d’Engagement Réciproque (CER). Sans CER de votre part dans un délai d’un mois, votre dossier repassera en commission et vous vous exposerez à une suspension totale de votre RSA.</text:p>
        <text:p text:style-name="P15"/>
        <text:p text:style-name="P4">Je reste à votre entière disposition pour tout renseignement complémentaire.</text:p>
        <text:p text:style-name="P4"/>
        <text:p text:style-name="P6">Je vous prie d’agréer, <text:user-field-get text:name="personne_qual"/>, l’expression de mes salutations distinguées.</text:p>
        <text:p text:style-name="P18"/>
        <text:p text:style-name="P18"/>
        <text:p text:style-name="P19"/>
        <text:p text:style-name="P17">Pour le Président du Conseil <text:span text:style-name="T9">départemental</text:span></text:p>
        <text:p text:style-name="P17"><text:soft-page-break/>et par délégation,</text:p>
        <text:p text:style-name="P17"/>
        <text:p text:style-name="P17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5:53.973000000</dc:date>
    <dc:creator>linda baitech</dc:creator>
    <meta:editing-duration>PT6H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1" meta:word-count="212" meta:character-count="1351" meta:non-whitespace-character-count="1132"/>
  </office:meta>
</office:document-meta>
</file>